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text">
      <style:graphic-properties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11.35cm" fo:min-width="0cm"/>
    </style:style>
    <style:style style:name="gr3" style:family="graphic" style:parent-style-name="text">
      <style:graphic-properties draw:fill="solid" draw:fill-color="#83caff" draw:textarea-vertical-align="middle" draw:auto-grow-height="false" fo:min-height="0.65cm" fo:min-width="1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3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stroke="dash" draw:stroke-dash="Fine_20_Dashed" svg:stroke-width="0.1cm" draw:marker-start-width="0.35cm" draw:marker-end-width="0.35cm" draw:fill="solid" draw:fill-color="#ccffcc" draw:opacity="30%" draw:textarea-horizontal-align="right" draw:textarea-vertical-align="top" draw:auto-grow-height="false" fo:padding-top="0.175cm" fo:padding-bottom="0.175cm" fo:padding-left="0.3cm" fo:padding-right="0.3cm" draw:shadow-opacity="30%"/>
    </style:style>
    <style:style style:name="gr9" style:family="graphic" style:parent-style-name="standard">
      <style:graphic-properties draw:stroke="dash" draw:stroke-dash="Fine_20_Dashed" svg:stroke-width="0.1cm" draw:marker-start-width="0.35cm" draw:marker-end-width="0.35cm" draw:fill="solid" draw:fill-color="#ff6600" draw:opacity="30%" draw:textarea-horizontal-align="right" draw:textarea-vertical-align="top" draw:auto-grow-height="false" fo:padding-top="0.175cm" fo:padding-bottom="0.175cm" fo:padding-left="0.3cm" fo:padding-right="0.3cm" draw:shadow-opacity="30%"/>
    </style:style>
    <style:style style:name="gr10" style:family="graphic">
      <style:graphic-properties draw:textarea-horizontal-align="justify" draw:textarea-vertical-align="middle" draw:auto-grow-height="false" fo:min-height="11.35cm" fo:min-width="0cm"/>
    </style:style>
    <style:style style:name="gr11" style:family="graphic">
      <style:graphic-properties draw:fill="solid" draw:fill-color="#83caff" draw:textarea-vertical-align="middle" draw:auto-grow-height="false" fo:min-height="0.65cm" fo:min-width="1cm"/>
    </style:style>
    <style:style style:name="gr12" style:family="graphic">
      <style:graphic-properties draw:textarea-horizontal-align="justify" draw:textarea-vertical-align="middle" draw:auto-grow-height="false" fo:wrap-option="wrap"/>
    </style:style>
    <style:style style:name="gr13" style:family="graphic">
      <style:graphic-properties draw:fill="solid" draw:fill-color="#ff6600" draw:textarea-vertical-align="middle" draw:auto-grow-height="false" fo:min-height="0.65cm" fo:min-width="1cm"/>
    </style:style>
    <style:style style:name="co1" style:family="table-column">
      <style:table-column-properties style:column-width="2.86cm" style:use-optimal-column-width="false"/>
    </style:style>
    <style:style style:name="co2" style:family="table-column">
      <style:table-column-properties style:column-width="1.436cm" style:use-optimal-column-width="false"/>
    </style:style>
    <style:style style:name="co3" style:family="table-column">
      <style:table-column-properties style:column-width="4.872cm" style:use-optimal-column-width="false"/>
    </style:style>
    <style:style style:name="co4" style:family="table-column">
      <style:table-column-properties style:column-width="5.116cm" style:use-optimal-column-width="false"/>
    </style:style>
    <style:style style:name="co5" style:family="table-column">
      <style:table-column-properties style:column-width="2.448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3.067cm" style:use-optimal-column-width="false"/>
    </style:style>
    <style:style style:name="co8" style:family="table-column">
      <style:table-column-properties style:column-width="1.81cm" style:use-optimal-column-width="false"/>
    </style:style>
    <style:style style:name="ro1" style:family="table-row">
      <style:table-row-properties style:row-height="0.583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text-properties fo:color="#ff3300" fo:font-size="8pt" style:font-size-asian="8pt" style:font-size-complex="8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line-height="100%" fo:text-align="center"/>
    </style:style>
    <style:style style:name="P4" style:family="paragraph">
      <style:text-properties fo:font-size="12pt"/>
    </style:style>
    <style:style style:name="P5" style:family="paragraph">
      <style:paragraph-properties fo:text-align="center"/>
      <style:text-properties fo:font-size="8pt"/>
    </style:style>
    <style:style style:name="P6" style:family="paragraph">
      <style:text-properties fo:font-size="1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3300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056cm" svg:height="0.729cm" svg:x="1.646cm" svg:y="1.579cm">
          <draw:text-box>
            <text:p>Browser</text:p>
          </draw:text-box>
        </draw:frame>
        <draw:frame draw:style-name="gr1" draw:layer="layout" svg:width="1.751cm" svg:height="0.729cm" svg:x="9.051cm" svg:y="1.6cm">
          <draw:text-box>
            <text:p>Server</text:p>
          </draw:text-box>
        </draw:frame>
        <draw:frame draw:style-name="gr1" draw:layer="layout" svg:width="1.802cm" svg:height="0.729cm" svg:x="16.327cm" svg:y="1.579cm">
          <draw:text-box>
            <text:p>Paypal</text:p>
          </draw:text-box>
        </draw:frame>
        <draw:custom-shape draw:style-name="gr2" draw:text-style-name="P1" draw:layer="layout" svg:width="0.1cm" svg:height="24.8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24.8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1cm" svg:height="25.2cm" svg:x="17.4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5cm" svg:height="0.9cm" svg:x="3.1cm" svg:y="2.6cm">
          <text:p text:style-name="P1"><text:span text:style-name="T1">pay by</text:span></text:p>
          <text:p text:style-name="P1"><text:span text:style-name="T1">Paypa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cm" svg:y1="3.7cm" svg:x2="9.8cm" svg:y2="3.7cm">
          <text:p/>
        </draw:line>
        <draw:g>
          <draw:line draw:style-name="gr5" draw:text-style-name="P1" draw:layer="layout" svg:x1="9.9cm" svg:y1="4.1cm" svg:x2="10.4cm" svg:y2="4.1cm">
            <text:p/>
          </draw:line>
          <draw:line draw:style-name="gr5" draw:text-style-name="P1" draw:layer="layout" svg:x1="10.4cm" svg:y1="4.1cm" svg:x2="10.4cm" svg:y2="4.5cm">
            <text:p/>
          </draw:line>
          <draw:line draw:style-name="gr6" draw:text-style-name="P1" draw:layer="layout" svg:x1="10.4cm" svg:y1="4.5cm" svg:x2="9.9cm" svg:y2="4.5cm">
            <text:p/>
          </draw:line>
        </draw:g>
        <draw:custom-shape draw:style-name="gr3" draw:text-style-name="P2" draw:layer="layout" svg:width="3.5cm" svg:height="0.6cm" svg:x="10.5cm" svg:y="4cm">
          <text:p text:style-name="P1"><text:span text:style-name="T1">SecureRandom→TOKE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cm" svg:height="1.3cm" svg:x="10cm" svg:y="4.7cm">
          <text:p text:style-name="P1"><text:span text:style-name="T1">store transaction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9.9cm" svg:y1="9.4cm" svg:x2="17.4cm" svg:y2="9.4cm">
          <text:p/>
        </draw:line>
        <draw:frame draw:style-name="standard" draw:layer="layout" svg:width="4.295cm" svg:height="1.748cm" svg:x="12.391cm" svg:y="4.7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transaction id</text:span></text:p>
              </table:table-cell>
              <table:table-cell>
                <text:p><text:span text:style-name="T1">1234</text:span></text:p>
              </table:table-cell>
            </table:table-row>
            <table:table-row table:style-name="ro1" table:default-cell-style-name="ce1">
              <table:table-cell>
                <text:p><text:span text:style-name="T1">Paypal status</text:span></text:p>
              </table:table-cell>
              <table:table-cell>
                <text:p><text:span text:style-name="T1">start</text:span></text:p>
              </table:table-cell>
            </table:table-row>
            <table:table-row table:style-name="ro1" table:default-cell-style-name="ce1">
              <table:table-cell>
                <text:p><text:span text:style-name="T1">token</text:span></text:p>
              </table:table-cell>
              <table:table-cell>
                <text:p><text:span text:style-name="T1">234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988cm" svg:height="2.331cm" svg:x="8.912cm" svg:y="6.83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">PAYMENTREQUEST_0_INVNUM</text:span></text:p>
              </table:table-cell>
              <table:table-cell>
                <text:p><text:span text:style-name="T1">1234</text:span></text:p>
              </table:table-cell>
            </table:table-row>
            <table:table-row table:style-name="ro1" table:default-cell-style-name="ce1">
              <table:table-cell>
                <text:p><text:span text:style-name="T1">RETURNURL</text:span></text:p>
              </table:table-cell>
              <table:table-cell>
                <text:p><text:span text:style-name="T1">https://xxx?token=2345&amp;id=1234</text:span></text:p>
              </table:table-cell>
            </table:table-row>
            <table:table-row table:style-name="ro1" table:default-cell-style-name="ce1">
              <table:table-cell>
                <text:p><text:span text:style-name="T1">CANCELURL</text:span></text:p>
              </table:table-cell>
              <table:table-cell>
                <text:p><text:span text:style-name="T1">https://yyy?token=2345&amp;id=1234</text:span></text:p>
              </table:table-cell>
            </table:table-row>
            <table:table-row table:style-name="ro1" table:default-cell-style-name="ce1">
              <table:table-cell>
                <text:p><text:span text:style-name="T1">METHOD</text:span></text:p>
              </table:table-cell>
              <table:table-cell>
                <text:p><text:span text:style-name="T1">SetExpressCheckout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4" draw:text-style-name="P1" draw:layer="layout" svg:x1="17.4cm" svg:y1="10.6cm" svg:x2="9.9cm" svg:y2="10.6cm">
          <text:p/>
        </draw:line>
        <draw:custom-shape draw:style-name="gr3" draw:text-style-name="P2" draw:layer="layout" svg:width="3.5cm" svg:height="0.6cm" svg:x="11.1cm" svg:y="9.8cm">
          <text:p text:style-name="P1"><text:span text:style-name="T1">PaypalToken=3456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8cm" svg:y1="13cm" svg:x2="2.6cm" svg:y2="13cm">
          <text:p/>
        </draw:line>
        <draw:custom-shape draw:style-name="gr3" draw:text-style-name="P2" draw:layer="layout" svg:width="3.5cm" svg:height="0.6cm" svg:x="4.2cm" svg:y="12.2cm">
          <text:p text:style-name="P1"><text:span text:style-name="T1">Redirect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cm" svg:y1="13.4cm" svg:x2="17.4cm" svg:y2="13.4cm">
          <text:p/>
        </draw:line>
        <draw:custom-shape draw:style-name="gr3" draw:text-style-name="P2" draw:layer="layout" svg:width="2.5cm" svg:height="1.4cm" svg:x="3cm" svg:y="13.9cm">
          <text:p text:style-name="P1"><text:span text:style-name="T1">credit card entry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4cm" svg:y1="16.9cm" svg:x2="2.6cm" svg:y2="16.9cm">
          <text:p/>
        </draw:line>
        <draw:custom-shape draw:style-name="gr3" draw:text-style-name="P2" draw:layer="layout" svg:width="4.672cm" svg:height="0.664cm" svg:x="4.628cm" svg:y="16.1cm">
          <text:p text:style-name="P1"><text:span text:style-name="T1">Redirect</text:span></text:p>
          <text:p><text:span text:style-name="T1">https://xxx?token=2345&amp;id=1234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cm" svg:y1="18.3cm" svg:x2="9.8cm" svg:y2="18.3cm">
          <text:p/>
        </draw:line>
        <draw:custom-shape draw:style-name="gr3" draw:text-style-name="P2" draw:layer="layout" svg:width="4.672cm" svg:height="0.467cm" svg:x="3.498cm" svg:y="17.7cm">
          <text:p text:style-name="P1"><text:span text:style-name="T1">https://xxx?token=2345&amp;id=123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cm" svg:height="1.3cm" svg:x="10cm" svg:y="17.7cm">
          <text:p text:style-name="P1"><text:span text:style-name="T1">validate transaction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standard" draw:layer="layout" svg:width="4.51cm" svg:height="1.748cm" svg:x="11.658cm" svg:y="18.9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transaction id</text:span></text:p>
              </table:table-cell>
              <table:table-cell>
                <text:p><text:span text:style-name="T1">1234</text:span></text:p>
              </table:table-cell>
            </table:table-row>
            <table:table-row table:style-name="ro1">
              <table:table-cell table:style-name="ce1">
                <text:p><text:span text:style-name="T1">Paypal status</text:span></text:p>
              </table:table-cell>
              <table:table-cell table:style-name="ce2">
                <text:p><text:span text:style-name="T2">completed</text:span></text:p>
              </table:table-cell>
            </table:table-row>
            <table:table-row table:style-name="ro1" table:default-cell-style-name="ce1">
              <table:table-cell>
                <text:p><text:span text:style-name="T1">token</text:span></text:p>
              </table:table-cell>
              <table:table-cell>
                <text:p><text:span text:style-name="T1">2345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8" draw:text-style-name="P3" draw:layer="layout" svg:width="16.5cm" svg:height="5.4cm" svg:x="2.1cm" svg:y="15.6cm">
          <text:p text:style-name="P3">ok cas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7.4cm" svg:y1="22.6cm" svg:x2="2.6cm" svg:y2="22.6cm">
          <text:p/>
        </draw:line>
        <draw:custom-shape draw:style-name="gr3" draw:text-style-name="P2" draw:layer="layout" svg:width="4.672cm" svg:height="0.664cm" svg:x="4.628cm" svg:y="21.8cm">
          <text:p text:style-name="P1"><text:span text:style-name="T1">Redirect</text:span></text:p>
          <text:p><text:span text:style-name="T1">https://yyy?token=2345&amp;id=1234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cm" svg:y1="24cm" svg:x2="9.8cm" svg:y2="24cm">
          <text:p/>
        </draw:line>
        <draw:custom-shape draw:style-name="gr3" draw:text-style-name="P2" draw:layer="layout" svg:width="4.672cm" svg:height="0.467cm" svg:x="3.498cm" svg:y="23.4cm">
          <text:p text:style-name="P1"><text:span text:style-name="T1">https://yyy?token=2345&amp;id=1234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cm" svg:height="1.3cm" svg:x="10cm" svg:y="23.4cm">
          <text:p text:style-name="P1"><text:span text:style-name="T1">validate transaction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standard" draw:layer="layout" svg:width="4.51cm" svg:height="1.748cm" svg:x="11.658cm" svg:y="24.6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">transaction id</text:span></text:p>
              </table:table-cell>
              <table:table-cell>
                <text:p><text:span text:style-name="T1">1234</text:span></text:p>
              </table:table-cell>
            </table:table-row>
            <table:table-row table:style-name="ro1">
              <table:table-cell table:style-name="ce1">
                <text:p><text:span text:style-name="T1">Paypal status</text:span></text:p>
              </table:table-cell>
              <table:table-cell table:style-name="ce2">
                <text:p><text:span text:style-name="T2">canceled</text:span></text:p>
              </table:table-cell>
            </table:table-row>
            <table:table-row table:style-name="ro1" table:default-cell-style-name="ce1">
              <table:table-cell>
                <text:p><text:span text:style-name="T1">token</text:span></text:p>
              </table:table-cell>
              <table:table-cell>
                <text:p><text:span text:style-name="T1">2345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9" draw:text-style-name="P3" draw:layer="layout" svg:width="16.5cm" svg:height="5.4cm" svg:x="2.1cm" svg:y="21.3cm">
          <text:p text:style-name="P3">cancel case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cm" svg:height="1.3cm" svg:x="10.001cm" svg:y="10.901cm">
          <text:p text:style-name="P1"><text:span text:style-name="T1">store transaction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standard" draw:layer="layout" svg:width="4.876cm" svg:height="1.748cm" svg:x="12.392cm" svg:y="10.939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1">transaction id</text:span></text:p>
              </table:table-cell>
              <table:table-cell>
                <text:p><text:span text:style-name="T1">1234</text:span></text:p>
              </table:table-cell>
            </table:table-row>
            <table:table-row table:style-name="ro1" table:default-cell-style-name="ce1">
              <table:table-cell>
                <text:p><text:span text:style-name="T1">Paypal status</text:span></text:p>
              </table:table-cell>
              <table:table-cell>
                <text:p><text:span text:style-name="T1">prepared</text:span></text:p>
              </table:table-cell>
            </table:table-row>
            <table:table-row table:style-name="ro1" table:default-cell-style-name="ce1">
              <table:table-cell>
                <text:p><text:span text:style-name="T1">token</text:span></text:p>
              </table:table-cell>
              <table:table-cell>
                <text:p><text:span text:style-name="T1">2345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3" draw:text-style-name="P2" draw:layer="layout" svg:width="3.5cm" svg:height="0.6cm" svg:x="11.2cm" svg:y="13.5cm">
          <text:p text:style-name="P1"><text:span text:style-name="T1">PaypalToken=3456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4" draw:layer="layout" svg:width="2.056cm" svg:height="0.729cm" svg:x="1.646cm" svg:y="1.579cm">
          <draw:text-box>
            <text:p text:style-name="P4">Browser</text:p>
          </draw:text-box>
        </draw:frame>
        <draw:frame draw:style-name="gr1" draw:text-style-name="P4" draw:layer="layout" svg:width="1.751cm" svg:height="0.729cm" svg:x="9.051cm" svg:y="1.6cm">
          <draw:text-box>
            <text:p text:style-name="P4">Server</text:p>
          </draw:text-box>
        </draw:frame>
        <draw:frame draw:style-name="gr1" draw:text-style-name="P4" draw:layer="layout" svg:width="1.802cm" svg:height="0.729cm" svg:x="16.327cm" svg:y="1.579cm">
          <draw:text-box>
            <text:p text:style-name="P4">Paypal</text:p>
          </draw:text-box>
        </draw:frame>
        <draw:custom-shape draw:style-name="gr10" draw:text-style-name="P1" draw:layer="レイアウト" svg:width="0.1cm" svg:height="24.8cm" svg:x="2.5cm" svg:y="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レイアウト" svg:width="0.1cm" svg:height="24.8cm" svg:x="9.8cm" svg:y="2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レイアウト" svg:width="0.1cm" svg:height="25.2cm" svg:x="17.4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レイアウト" svg:width="1.5cm" svg:height="0.9cm" svg:x="3.1cm" svg:y="2.6cm">
          <text:p text:style-name="P5"><text:span text:style-name="T1">pay by</text:span></text:p>
          <text:p text:style-name="P5"><text:span text:style-name="T1">Paypal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6cm" svg:y1="3.7cm" svg:x2="9.8cm" svg:y2="3.7cm">
          <text:p/>
        </draw:line>
        <draw:g>
          <draw:line draw:style-name="gr5" draw:text-style-name="P1" draw:layer="layout" svg:x1="9.9cm" svg:y1="4.1cm" svg:x2="10.4cm" svg:y2="4.1cm">
            <text:p/>
          </draw:line>
          <draw:line draw:style-name="gr5" draw:text-style-name="P1" draw:layer="layout" svg:x1="10.4cm" svg:y1="4.1cm" svg:x2="10.4cm" svg:y2="4.5cm">
            <text:p/>
          </draw:line>
          <draw:line draw:style-name="gr6" draw:text-style-name="P1" draw:layer="layout" svg:x1="10.4cm" svg:y1="4.5cm" svg:x2="9.9cm" svg:y2="4.5cm">
            <text:p/>
          </draw:line>
        </draw:g>
        <draw:custom-shape draw:style-name="gr11" draw:text-style-name="P2" draw:layer="レイアウト" svg:width="3.5cm" svg:height="0.6cm" svg:x="10.5cm" svg:y="4cm">
          <text:p text:style-name="P5"><text:span text:style-name="T1">SecureRandom→TOKEN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レイアウト" svg:width="2.5cm" svg:height="1.3cm" svg:x="10cm" svg:y="4.8cm">
          <text:p text:style-name="P5"><text:span text:style-name="T1">store transaction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4" draw:text-style-name="P1" draw:layer="layout" svg:x1="9.9cm" svg:y1="9.9cm" svg:x2="17.4cm" svg:y2="9.9cm">
          <text:p/>
        </draw:line>
        <draw:frame draw:style-name="standard" draw:layer="layout" svg:width="4.295cm" svg:height="1.748cm" svg:x="12.391cm" svg:y="4.83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transaction id</text:span></text:p>
              </table:table-cell>
              <table:table-cell>
                <text:p text:style-name="P6"><text:span text:style-name="T1">1234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Paypal status</text:span></text:p>
              </table:table-cell>
              <table:table-cell>
                <text:p text:style-name="P6"><text:span text:style-name="T1">start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token</text:span></text:p>
              </table:table-cell>
              <table:table-cell>
                <text:p text:style-name="P6"><text:span text:style-name="T1">2345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9.988cm" svg:height="2.331cm" svg:x="8.912cm" svg:y="6.83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6"><text:span text:style-name="T1">PAYMENTREQUEST_0_INVNUM</text:span></text:p>
              </table:table-cell>
              <table:table-cell>
                <text:p text:style-name="P6"><text:span text:style-name="T1">1234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RETURNURL</text:span></text:p>
              </table:table-cell>
              <table:table-cell>
                <text:p text:style-name="P6"><text:span text:style-name="T1">https://xxx?token=2345&amp;id=1234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CANCELURL</text:span></text:p>
              </table:table-cell>
              <table:table-cell>
                <text:p text:style-name="P6"><text:span text:style-name="T1">https://yyy?token=2345&amp;id=1234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METHOD</text:span></text:p>
              </table:table-cell>
              <table:table-cell>
                <text:p text:style-name="P6"><text:span text:style-name="T1">SetExpressCheckout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1" draw:layer="layout" svg:x1="17.4cm" svg:y1="11.7cm" svg:x2="9.9cm" svg:y2="11.7cm">
          <text:p/>
        </draw:line>
        <draw:custom-shape draw:style-name="gr13" draw:text-style-name="P2" draw:layer="レイアウト" svg:width="3.5cm" svg:height="0.6cm" svg:x="11.1cm" svg:y="10.9cm">
          <text:p text:style-name="P5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5cm" svg:height="1.3cm" svg:x="10.001cm" svg:y="12.201cm">
          <text:p text:style-name="P5"><text:span text:style-name="T1">store transaction log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standard" draw:layer="layout" svg:width="4.295cm" svg:height="1.748cm" svg:x="12.392cm" svg:y="12.23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1">transaction id</text:span></text:p>
              </table:table-cell>
              <table:table-cell>
                <text:p text:style-name="P6"><text:span text:style-name="T1">1234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Paypal status</text:span></text:p>
              </table:table-cell>
              <table:table-cell>
                <text:p text:style-name="P6"><text:span text:style-name="T1">erro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1">token</text:span></text:p>
              </table:table-cell>
              <table:table-cell>
                <text:p text:style-name="P6"><text:span text:style-name="T1">2345</text:span></text:p>
              </table:table-cell>
            </table:table-row>
          </table:table>
          <draw:image xlink:href="Pictures/TablePreview8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Mincho ProN" svg:font-family="'Hiragino Mincho ProN'" style:font-family-generic="system" style:font-pitch="variable"/>
    <style:font-face style:name="Lucida Sans" svg:font-family="'Lucida Sans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MS PMincho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kaoPGothic" style:font-family-asian="TakaoPGothic" style:font-family-generic-asian="system" style:font-pitch-asian="variable" style:font-size-asian="18pt" style:font-name-complex="TakaoPGothic" style:font-family-complex="TakaoPGothic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8T21:02:41.190395000</meta:creation-date>
    <meta:generator>LibreOffice/4.2.8.2$Linux_X86_64 LibreOffice_project/420m0$Build-2</meta:generator>
    <dc:date>2016-03-21T16:22:52.098046833</dc:date>
    <meta:editing-duration>PT19H51M56S</meta:editing-duration>
    <meta:editing-cycles>13</meta:editing-cycles>
    <meta:document-statistic meta:object-count="61"/>
  </office:meta>
</office:document-meta>
</file>